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5" style:family="graphic" style:parent-style-name="standard">
      <style:graphic-properties draw:stroke="solid" svg:stroke-color="#000000" draw:fill="solid" draw:fill-color="#ffffcc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text-position="super 58%"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style:text-position="super 58%"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3.599cm" svg:height="11.799cm" svg:x="5.6cm" svg:y="3.8cm" svg:viewBox="0 0 13600 11800" draw:points="6217,1844 13600,4425 12046,9588 4274,11800 0,9219 0,4425 3109,738 5440,0 5440,369">
          <text:p/>
        </draw:polygon>
        <draw:custom-shape draw:style-name="gr2" draw:text-style-name="P1" draw:layer="layout" svg:width="3.6cm" svg:height="1.6cm" draw:transform="rotate (-0.619417351532787) translate (2.729cm 4.0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cm" svg:height="1.4cm" draw:transform="rotate (0.607549112619226) translate (2.373cm 14.4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6cm" svg:height="1.352cm" svg:x="1.6cm" svg:y="2.655cm">
          <draw:text-box>
            <text:p text:style-name="P2">W</text:p>
          </draw:text-box>
        </draw:frame>
        <draw:frame draw:style-name="gr3" draw:text-style-name="P2" draw:layer="layout" svg:width="1.6cm" svg:height="1.352cm" svg:x="1.6cm" svg:y="15.955cm">
          <draw:text-box>
            <text:p text:style-name="P2">Q</text:p>
          </draw:text-box>
        </draw:frame>
        <draw:frame draw:style-name="gr4" draw:text-style-name="P2" draw:layer="layout" svg:width="1.6cm" svg:height="1.614cm" svg:x="9.9cm" svg:y="9.1cm">
          <draw:text-box>
            <text:p text:style-name="P2">U<text:span text:style-name="T1">t</text:span></text:p>
          </draw:text-box>
        </draw:frame>
        <draw:frame draw:style-name="gr5" draw:text-style-name="P2" draw:layer="layout" svg:width="7.2cm" svg:height="1.559cm" svg:x="20cm" svg:y="7.041cm">
          <draw:text-box>
            <text:p text:style-name="P2"><text:span text:style-name="T2">ΔU</text:span><text:span text:style-name="T3">t</text:span><text:span text:style-name="T2">=Q+</text:span>W</text:p>
          </draw:text-box>
        </draw:frame>
        <draw:frame draw:style-name="gr5" draw:text-style-name="P2" draw:layer="layout" svg:width="7.2cm" svg:height="1.559cm" svg:x="19.999cm" svg:y="10.141cm">
          <draw:text-box>
            <text:p text:style-name="P2"><text:span text:style-name="T2">dU</text:span><text:span text:style-name="T3">t</text:span><text:span text:style-name="T2">=dQ+d</text:span>W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13T18:52:09</meta:creation-date>
    <dc:date>2014-09-13T18:59:59</dc:date>
    <dc:creator>Jeff Gomes</dc:creator>
    <meta:editing-duration>P0D</meta:editing-duration>
    <meta:editing-cycles>1</meta:editing-cycles>
    <meta:document-statistic meta:object-count="31"/>
    <meta:generator>LibreOffice/3.5$Linux_X86_64 LibreOffice_project/350m1$Build-2</meta:generator>
  </office:meta>
</office:document-meta>
</file>